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<text:span text:style-name="Strong_20_Emphasis">[Slide 1] – Capa</text:span></text:h>
      <text:p text:style-name="Text_20_body"><text:span text:style-name="Strong_20_Emphasis">Título:</text:span> Plano de Recuperação de Desastres Digitais<text:line-break/><text:span text:style-name="Strong_20_Emphasis">Subtítulo:</text:span> Consultoria Especializada em Segurança da Informação<text:line-break/><text:span text:style-name="Strong_20_Emphasis">Startup Cliente:</text:span> [Nome fictício da startup]<text:line-break/><text:span text:style-name="Strong_20_Emphasis">Integrantes do Grupo:</text:span> [Nome 1, Nome 2, Nome 3]<text:line-break/><text:span text:style-name="Strong_20_Emphasis">Cursos:</text:span> GTI / SI – Projeto Integrador V-A</text:p>
      <text:p text:style-name="Horizontal_20_Line"/>
      <text:h text:style-name="Heading_20_2" text:outline-level="2">🔐 <text:span text:style-name="Strong_20_Emphasis">[Slide 2-3] – Política Interna de Segurança da Informação</text:span></text:h>
      <text:p text:style-name="Text_20_body"><text:span text:style-name="Strong_20_Emphasis">Slide 2 – Diretrizes Gerais</text:span></text:p>
      <text:list text:style-name="L1">
        <text:list-item>
          <text:p text:style-name="P1">Estabelecimento de políticas baseadas na <text:span text:style-name="Strong_20_Emphasis">ISO 27001</text:span> e <text:span text:style-name="Strong_20_Emphasis">LGPD</text:span>;</text:p>
        </text:list-item>
        <text:list-item>
          <text:p text:style-name="P1">Classificação de dados: Públicos, Internos, Sensíveis e Sigilosos;</text:p>
        </text:list-item>
        <text:list-item>
          <text:p text:style-name="P1">Garantia de <text:span text:style-name="Strong_20_Emphasis">continuidade do negócio</text:span> em caso de desastres.</text:p>
        </text:list-item>
      </text:list>
      <text:p text:style-name="Text_20_body"><text:span text:style-name="Strong_20_Emphasis">Slide 3 – Justificativa</text:span></text:p>
      <text:list text:style-name="L2">
        <text:list-item>
          <text:p text:style-name="P2"><text:span text:style-name="Strong_20_Emphasis">Clientes exigem segurança:</text:span> confiança em proteger seus dados;</text:p>
        </text:list-item>
        <text:list-item>
          <text:p text:style-name="P2"><text:span text:style-name="Strong_20_Emphasis">Compliance fortalece a marca</text:span> e evita sanções legais;</text:p>
        </text:list-item>
        <text:list-item>
          <text:p text:style-name="P2">Aderência a padrões internacionais melhora <text:span text:style-name="Strong_20_Emphasis">parcerias e investimentos</text:span>.</text:p>
        </text:list-item>
      </text:list>
      <text:p text:style-name="Horizontal_20_Line"/>
      <text:h text:style-name="Heading_20_2" text:outline-level="2">📚 <text:span text:style-name="Strong_20_Emphasis">[Slide 4-5] – Treinamentos sobre Informações Sensíveis</text:span></text:h>
      <text:p text:style-name="Text_20_body"><text:span text:style-name="Strong_20_Emphasis">Slide 4 – Importância do Manuseio Correto</text:span></text:p>
      <text:list text:style-name="L3">
        <text:list-item>
          <text:p text:style-name="P3">Proteção da <text:span text:style-name="Strong_20_Emphasis">privacidade dos clientes</text:span> como prioridade;</text:p>
        </text:list-item>
        <text:list-item>
          <text:p text:style-name="P3">Redução de riscos de vazamentos, engenharia social e fraudes;</text:p>
        </text:list-item>
        <text:list-item>
          <text:p text:style-name="P3">Casos reais de falhas por desconhecimento de boas práticas.</text:p>
        </text:list-item>
      </text:list>
      <text:p text:style-name="Text_20_body"><text:span text:style-name="Strong_20_Emphasis">Slide 5 – Proposta de Treinamento</text:span></text:p>
      <text:list text:style-name="L4">
        <text:list-item>
          <text:p text:style-name="P4"><text:span text:style-name="Strong_20_Emphasis">Onboarding de segurança</text:span> para novos colaboradores;</text:p>
        </text:list-item>
        <text:list-item>
          <text:p text:style-name="P4">Apresentações mensais + manuais digitais atualizados;</text:p>
        </text:list-item>
        <text:list-item>
          <text:p text:style-name="P4">Simulações de incidentes e treinamentos gamificados.</text:p>
        </text:list-item>
      </text:list>
      <text:p text:style-name="Horizontal_20_Line"/>
      <text:h text:style-name="Heading_20_2" text:outline-level="2">📢 <text:span text:style-name="Strong_20_Emphasis">[Slide 6-7] – Comunicação Interna</text:span></text:h>
      <text:p text:style-name="Text_20_body"><text:span text:style-name="Strong_20_Emphasis">Slide 6 – Estratégia de Comunicação</text:span></text:p>
      <text:list text:style-name="L5">
        <text:list-item>
          <text:p text:style-name="P5">Canal oficial (intranet / Microsoft Teams / Slack);</text:p>
        </text:list-item>
        <text:list-item>
          <text:p text:style-name="P5">Boletins mensais com atualizações de políticas e boas práticas;</text:p>
        </text:list-item>
        <text:list-item>
          <text:p text:style-name="P5"><text:soft-page-break/>FAQ de Segurança e compliance acessível a todos.</text:p>
        </text:list-item>
      </text:list>
      <text:p text:style-name="Text_20_body"><text:span text:style-name="Strong_20_Emphasis">Slide 7 – Engajamento</text:span></text:p>
      <text:list text:style-name="L6">
        <text:list-item>
          <text:p text:style-name="P6">Campanhas de conscientização interna (ex: Semana da Segurança);</text:p>
        </text:list-item>
        <text:list-item>
          <text:p text:style-name="P6">Indicadores de participação nos treinamentos;</text:p>
        </text:list-item>
        <text:list-item>
          <text:p text:style-name="P6">Gamificação: rankings internos e reconhecimentos.</text:p>
        </text:list-item>
      </text:list>
      <text:p text:style-name="Horizontal_20_Line"/>
      <text:h text:style-name="Heading_20_2" text:outline-level="2">🛡️ <text:span text:style-name="Strong_20_Emphasis">[Slide 8-9] – Auditorias Integradas para Ambiente Seguro</text:span></text:h>
      <text:p text:style-name="Text_20_body"><text:span text:style-name="Strong_20_Emphasis">Slide 8 – Implantação de Auditorias</text:span></text:p>
      <text:list text:style-name="L7">
        <text:list-item>
          <text:p text:style-name="P7">Auditorias semestrais internas (checklists e entrevistas);</text:p>
        </text:list-item>
        <text:list-item>
          <text:p text:style-name="P7">Ferramentas de monitoramento de conformidade (ex: ISOcheck);</text:p>
        </text:list-item>
        <text:list-item>
          <text:p text:style-name="P7">Indicadores de risco (KRI) e planos de ação corretiva.</text:p>
        </text:list-item>
      </text:list>
      <text:p text:style-name="Text_20_body"><text:span text:style-name="Strong_20_Emphasis">Slide 9 – Benefícios Esperados</text:span></text:p>
      <text:list text:style-name="L8">
        <text:list-item>
          <text:p text:style-name="P8">Identificação de falhas e oportunidades de melhoria;</text:p>
        </text:list-item>
        <text:list-item>
          <text:p text:style-name="P8">Reforço da cultura de segurança;</text:p>
        </text:list-item>
        <text:list-item>
          <text:p text:style-name="P8">Preparação para certificações futuras.</text:p>
        </text:list-item>
      </text:list>
      <text:p text:style-name="Horizontal_20_Line"/>
      <text:h text:style-name="Heading_20_2" text:outline-level="2">✅ <text:span text:style-name="Strong_20_Emphasis">[Slide 10] – Conclusão e Estratégia Geral</text:span></text:h>
      <text:p text:style-name="Text_20_body"><text:span text:style-name="Strong_20_Emphasis">Resumo Final:</text:span></text:p>
      <text:list text:style-name="L9">
        <text:list-item>
          <text:p text:style-name="P9">Cultura de segurança começa com <text:span text:style-name="Strong_20_Emphasis">educação e comunicação</text:span>;</text:p>
        </text:list-item>
        <text:list-item>
          <text:p text:style-name="P9">Treinamentos constantes + políticas claras = ambiente seguro;</text:p>
        </text:list-item>
        <text:list-item>
          <text:p text:style-name="P9">Auditorias ajudam a manter a empresa <text:span text:style-name="Strong_20_Emphasis">resiliente e em conformidade</text:span>.</text:p>
        </text:list-item>
      </text:list>
      <text:p text:style-name="Text_20_body"><text:span text:style-name="Strong_20_Emphasis">Plano Integrado de Segurança:</text:span></text:p>
      <text:list text:style-name="L10">
        <text:list-item>
          <text:p text:style-name="P10">Implantar política clara e acessível;</text:p>
        </text:list-item>
        <text:list-item>
          <text:p text:style-name="P10">Garantir capacitação contínua;</text:p>
        </text:list-item>
        <text:list-item>
          <text:p text:style-name="P10">Estabelecer canais de comunicação internos;</text:p>
        </text:list-item>
        <text:list-item>
          <text:p text:style-name="P10">Realizar auditorias periódicas.</text:p>
        </text:list-item>
      </text:list>
      <text:p text:style-name="Horizontal_20_Line"/>
      <text:h text:style-name="Heading_20_2" text:outline-level="2">📂 [Slide 11 – Backup (opcional)] – Referências e Normas Utilizadas</text:h>
      <text:list text:style-name="L11">
        <text:list-item>
          <text:p text:style-name="P11">ISO/IEC 27001 – Segurança da Informação</text:p>
        </text:list-item>
        <text:list-item>
          <text:p text:style-name="P11"><text:soft-page-break/>Lei Geral de Proteção de Dados – LGPD</text:p>
        </text:list-item>
        <text:list-item>
          <text:p text:style-name="P11">NIST Cybersecurity Framework</text:p>
        </text:list-item>
        <text:list-item>
          <text:p text:style-name="P11">Material do curso (caso aplicável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9:02:20.966000000</meta:creation-date>
    <dc:date>2025-04-12T19:02:38.695000000</dc:date>
    <meta:editing-duration>PT18S</meta:editing-duration>
    <meta:editing-cycles>1</meta:editing-cycles>
    <meta:document-statistic meta:table-count="0" meta:image-count="0" meta:object-count="0" meta:page-count="3" meta:paragraph-count="53" meta:word-count="397" meta:character-count="2671" meta:non-whitespace-character-count="2343"/>
    <meta:generator>LibreOffice/24.8.5.2$Windows_X86_64 LibreOffice_project/fddf2685c70b461e7832239a0162a77216259f22</meta:generator>
  </office:meta>
</office:document-meta>
</file>